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Load the region of interest</text:p>
      <text:p text:style-name="Standard">var roi = ee.FeatureCollection("projects/ee-thiruvenkatesh4/assets/LULC_boundary");</text:p>
      <text:p text:style-name="Standard"/>
      <text:p text:style-name="Standard">// Define the Landsat 5 dataset</text:p>
      <text:p text:style-name="Standard">var dataset = ee.ImageCollection('LANDSAT/LT05/C02/T2_L2')</text:p>
      <text:p text:style-name="Standard"><text:s text:c="4"/>.filterDate('2000-01-01', '2000-12-31')</text:p>
      <text:p text:style-name="Standard"><text:s text:c="4"/>.filterBounds(roi);</text:p>
      <text:p text:style-name="Standard"/>
      <text:p text:style-name="Standard">// Applies scaling factors.</text:p>
      <text:p text:style-name="Standard">function applyScaleFactors(image) {</text:p>
      <text:p text:style-name="Standard"><text:s text:c="2"/>var opticalBands = image.select('SR_B.').multiply(0.0000275).add(-0.2);</text:p>
      <text:p text:style-name="Standard"><text:s text:c="2"/>var thermalBand = image.select('ST_B6').multiply(0.00341802).add(149.0);</text:p>
      <text:p text:style-name="Standard"><text:s text:c="2"/>return image.addBands(opticalBands, null, true)</text:p>
      <text:p text:style-name="Standard"><text:s text:c="14"/>.addBands(thermalBand, null, true);</text:p>
      <text:p text:style-name="Standard">}</text:p>
      <text:p text:style-name="Standard"/>
      <text:p text:style-name="Standard">dataset = dataset.map(applyScaleFactors);</text:p>
      <text:p text:style-name="Standard"/>
      <text:p text:style-name="Standard">// Define visualization parameters</text:p>
      <text:p text:style-name="Standard">var visualization = {</text:p>
      <text:p text:style-name="Standard"><text:s text:c="2"/>bands: ['SR_B3', 'SR_B2', 'SR_B1'],</text:p>
      <text:p text:style-name="Standard"><text:s text:c="2"/>min: 0.0,</text:p>
      <text:p text:style-name="Standard"><text:s text:c="2"/>max: 0.3,</text:p>
      <text:p text:style-name="Standard">};</text:p>
      <text:p text:style-name="Standard"/>
      <text:p text:style-name="Standard">// Display on the map</text:p>
      <text:p text:style-name="Standard">Map.setCenter(-83, 24, 8);</text:p>
      <text:p text:style-name="Standard">Map.addLayer(dataset, visualization, 'True Color (321)');</text:p>
      <text:p text:style-name="Standard"/>
      <text:p text:style-name="Standard">// Export to Drive</text:p>
      <text:p text:style-name="Standard">var exportParams = {</text:p>
      <text:p text:style-name="Standard"><text:s text:c="2"/>image: dataset.toBands().int16(), // Assuming you want to export all bands as one image</text:p>
      <text:p text:style-name="Standard"><text:s text:c="2"/>description: 'Landsat5_2000',</text:p>
      <text:p text:style-name="Standard"><text:s text:c="2"/>scale: 30,</text:p>
      <text:p text:style-name="Standard"><text:s text:c="2"/>region: roi,</text:p>
      <text:p text:style-name="Standard"><text:s text:c="2"/>maxPixels: 1e13</text:p>
      <text:p text:style-name="Standard">};</text:p>
      <text:p text:style-name="Standard"/>
      <text:p text:style-name="Standard">Export.image.toDrive(exportParams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16:38.099473056</meta:creation-date>
    <dc:date>2023-12-06T16:17:18.557354122</dc:date>
    <meta:editing-duration>PT41S</meta:editing-duration>
    <meta:editing-cycles>1</meta:editing-cycles>
    <meta:document-statistic meta:table-count="0" meta:image-count="0" meta:object-count="0" meta:page-count="1" meta:paragraph-count="32" meta:word-count="110" meta:character-count="1075" meta:non-whitespace-character-count="953"/>
    <meta:generator>LibreOffice/7.3.7.2$Linux_X86_64 LibreOffice_project/30$Build-2</meta:generator>
  </office:meta>
</office:document-meta>
</file>